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551pt" svg:height="432.2pt" svg:x="849.94pt" svg:y="45.92pt">
            <loext:p draw:notify-on-update-of-ranges="Sheet2.A3:Sheet2.A13 Sheet2.C3:Sheet2.C3 Sheet2.M3:Sheet2.M13 Sheet2.A14:Sheet2.A24 Sheet2.C14:Sheet2.C14 Sheet2.M14:Sheet2.M24 Sheet2.A25:Sheet2.A35 Sheet2.C25:Sheet2.C25 Sheet2.M25:Sheet2.M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table:number-columns-repeated="3"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table:number-columns-repeated="2"/>
          <table:table-cell office:value-type="string" calcext:value-type="string">
            <text:p>speedup</text:p>
          </table:table-cell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2908" calcext:value-type="float">
            <text:p>3529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457.9" calcext:value-type="float">
            <text:p>43457.9</text:p>
          </table:table-cell>
          <table:table-cell table:number-columns-repeated="2"/>
          <table:table-cell table:formula="of:=([.J3]/[.D3])*100-100" office:value-type="float" office:value="-87.6857707957881" calcext:value-type="float">
            <text:p>-87.6857707958</text:p>
          </table:table-cell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5731" calcext:value-type="float">
            <text:p>1757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632.11" calcext:value-type="float">
            <text:p>41632.11</text:p>
          </table:table-cell>
          <table:table-cell table:number-columns-repeated="2"/>
          <table:table-cell table:formula="of:=([.J4]/[.D4])*100-100" office:value-type="float" office:value="-76.3091827850522" calcext:value-type="float">
            <text:p>-76.3091827851</text:p>
          </table:table-cell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5573" calcext:value-type="float">
            <text:p>955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896.21" calcext:value-type="float">
            <text:p>39896.21</text:p>
          </table:table-cell>
          <table:table-cell table:number-columns-repeated="2"/>
          <table:table-cell table:formula="of:=([.J5]/[.D5])*100-100" office:value-type="float" office:value="-58.2557730739853" calcext:value-type="float">
            <text:p>-58.255773074</text:p>
          </table:table-cell>
        </table:table-row>
        <table:table-row table:style-name="ro1">
          <table:table-cell table:formula="of:=[.B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1846" calcext:value-type="float">
            <text:p>518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508.24" calcext:value-type="float">
            <text:p>34508.24</text:p>
          </table:table-cell>
          <table:table-cell table:number-columns-repeated="2"/>
          <table:table-cell table:formula="of:=([.J6]/[.D6])*100-100" office:value-type="float" office:value="-33.440882613895" calcext:value-type="float">
            <text:p>-33.4408826139</text:p>
          </table:table-cell>
        </table:table-row>
        <table:table-row table:style-name="ro1">
          <table:table-cell table:formula="of:=[.B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053" calcext:value-type="float">
            <text:p>250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843.69" calcext:value-type="float">
            <text:p>25843.69</text:p>
          </table:table-cell>
          <table:table-cell table:number-columns-repeated="2"/>
          <table:table-cell table:formula="of:=([.J7]/[.D7])*100-100" office:value-type="float" office:value="3.15606913343711" calcext:value-type="float">
            <text:p>3.1560691334</text:p>
          </table:table-cell>
        </table:table-row>
        <table:table-row table:style-name="ro1">
          <table:table-cell table:formula="of:=[.B8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333" calcext:value-type="float">
            <text:p>1233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2092.28" calcext:value-type="float">
            <text:p>22092.28</text:p>
          </table:table-cell>
          <table:table-cell table:number-columns-repeated="2"/>
          <table:table-cell table:formula="of:=([.J8]/[.D8])*100-100" office:value-type="float" office:value="79.1314359847563" calcext:value-type="float">
            <text:p>79.1314359848</text:p>
          </table:table-cell>
        </table:table-row>
        <table:table-row table:style-name="ro1">
          <table:table-cell table:formula="of:=[.B9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318" calcext:value-type="float">
            <text:p>631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4915.91" calcext:value-type="float">
            <text:p>14915.91</text:p>
          </table:table-cell>
          <table:table-cell table:number-columns-repeated="2"/>
          <table:table-cell table:formula="of:=([.J9]/[.D9])*100-100" office:value-type="float" office:value="136.085944919278" calcext:value-type="float">
            <text:p>136.0859449193</text:p>
          </table:table-cell>
        </table:table-row>
        <table:table-row table:style-name="ro1">
          <table:table-cell table:formula="of:=[.B10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196" calcext:value-type="float">
            <text:p>319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9639.93" calcext:value-type="float">
            <text:p>9639.93</text:p>
          </table:table-cell>
          <table:table-cell table:number-columns-repeated="2"/>
          <table:table-cell table:formula="of:=([.J10]/[.D10])*100-100" office:value-type="float" office:value="201.624843554443" calcext:value-type="float">
            <text:p>201.6248435544</text:p>
          </table:table-cell>
        </table:table-row>
        <table:table-row table:style-name="ro1">
          <table:table-cell table:formula="of:=[.B11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589" calcext:value-type="float">
            <text:p>1589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5231.21" calcext:value-type="float">
            <text:p>5231.21</text:p>
          </table:table-cell>
          <table:table-cell table:number-columns-repeated="2"/>
          <table:table-cell table:formula="of:=([.J11]/[.D11])*100-100" office:value-type="float" office:value="229.213971050975" calcext:value-type="float">
            <text:p>229.213971051</text:p>
          </table:table-cell>
        </table:table-row>
        <table:table-row table:style-name="ro1">
          <table:table-cell table:formula="of:=[.B12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2495.71" calcext:value-type="float">
            <text:p>2495.71</text:p>
          </table:table-cell>
          <table:table-cell table:number-columns-repeated="2"/>
          <table:table-cell table:formula="of:=([.J12]/[.D12])*100-100" office:value-type="float" office:value="219.962820512821" calcext:value-type="float">
            <text:p>219.9628205128</text:p>
          </table:table-cell>
        </table:table-row>
        <table:table-row table:style-name="ro1">
          <table:table-cell table:formula="of:=[.B13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1218.08" calcext:value-type="float">
            <text:p>1218.08</text:p>
          </table:table-cell>
          <table:table-cell table:number-columns-repeated="2"/>
          <table:table-cell table:formula="of:=([.J13]/[.D13])*100-100" office:value-type="float" office:value="211.529411764706" calcext:value-type="float">
            <text:p>211.5294117647</text:p>
          </table:table-cell>
        </table:table-row>
        <table:table-row table:style-name="ro1">
          <table:table-cell table:formula="of:=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4412" calcext:value-type="float">
            <text:p>444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2391.31" calcext:value-type="float">
            <text:p>32391.31</text:p>
          </table:table-cell>
          <table:table-cell table:number-columns-repeated="2"/>
          <table:table-cell table:formula="of:=([.J14]/[.D14])*100-100" office:value-type="float" office:value="-27.0663109069621" calcext:value-type="float">
            <text:p>-27.066310907</text:p>
          </table:table-cell>
        </table:table-row>
        <table:table-row table:style-name="ro1">
          <table:table-cell table:formula="of:=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3302" calcext:value-type="float">
            <text:p>233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4494.23" calcext:value-type="float">
            <text:p>24494.23</text:p>
          </table:table-cell>
          <table:table-cell table:number-columns-repeated="2"/>
          <table:table-cell table:formula="of:=([.J15]/[.D15])*100-100" office:value-type="float" office:value="5.11642777443997" calcext:value-type="float">
            <text:p>5.1164277744</text:p>
          </table:table-cell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725" calcext:value-type="float">
            <text:p>127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1254.34" calcext:value-type="float">
            <text:p>21254.34</text:p>
          </table:table-cell>
          <table:table-cell table:number-columns-repeated="2"/>
          <table:table-cell table:formula="of:=([.J16]/[.D16])*100-100" office:value-type="float" office:value="67.0282121807466" calcext:value-type="float">
            <text:p>67.0282121807</text:p>
          </table:table-cell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6745" calcext:value-type="float">
            <text:p>67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5162.72" calcext:value-type="float">
            <text:p>15162.72</text:p>
          </table:table-cell>
          <table:table-cell table:number-columns-repeated="2"/>
          <table:table-cell table:formula="of:=([.J17]/[.D17])*100-100" office:value-type="float" office:value="124.799406968125" calcext:value-type="float">
            <text:p>124.7994069681</text:p>
          </table:table-cell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297" calcext:value-type="float">
            <text:p>32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9399.2" calcext:value-type="float">
            <text:p>9399.2</text:p>
          </table:table-cell>
          <table:table-cell table:number-columns-repeated="2"/>
          <table:table-cell table:formula="of:=([.J18]/[.D18])*100-100" office:value-type="float" office:value="185.083409159842" calcext:value-type="float">
            <text:p>185.0834091598</text:p>
          </table:table-cell>
        </table:table-row>
        <table:table-row table:style-name="ro1">
          <table:table-cell table:formula="of:=[.B1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624" calcext:value-type="float">
            <text:p>162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128.5" calcext:value-type="float">
            <text:p>5128.5</text:p>
          </table:table-cell>
          <table:table-cell table:number-columns-repeated="2"/>
          <table:table-cell table:formula="of:=([.J19]/[.D19])*100-100" office:value-type="float" office:value="215.794334975369" calcext:value-type="float">
            <text:p>215.7943349754</text:p>
          </table:table-cell>
        </table:table-row>
        <table:table-row table:style-name="ro1">
          <table:table-cell table:formula="of:=[.B20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2516.83" calcext:value-type="float">
            <text:p>2516.83</text:p>
          </table:table-cell>
          <table:table-cell table:number-columns-repeated="2"/>
          <table:table-cell table:formula="of:=([.J20]/[.D20])*100-100" office:value-type="float" office:value="208.435049019608" calcext:value-type="float">
            <text:p>208.4350490196</text:p>
          </table:table-cell>
        </table:table-row>
        <table:table-row table:style-name="ro1">
          <table:table-cell table:formula="of:=[.B21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256.91" calcext:value-type="float">
            <text:p>1256.91</text:p>
          </table:table-cell>
          <table:table-cell table:number-columns-repeated="2"/>
          <table:table-cell table:formula="of:=([.J21]/[.D21])*100-100" office:value-type="float" office:value="206.563414634146" calcext:value-type="float">
            <text:p>206.5634146341</text:p>
          </table:table-cell>
        </table:table-row>
        <table:table-row table:style-name="ro1">
          <table:table-cell table:formula="of:=[.B2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639.27" calcext:value-type="float">
            <text:p>639.27</text:p>
          </table:table-cell>
          <table:table-cell table:number-columns-repeated="2"/>
          <table:table-cell table:formula="of:=([.J22]/[.D22])*100-100" office:value-type="float" office:value="211.839024390244" calcext:value-type="float">
            <text:p>211.8390243902</text:p>
          </table:table-cell>
        </table:table-row>
        <table:table-row table:style-name="ro1">
          <table:table-cell table:formula="of:=[.B23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336.14" calcext:value-type="float">
            <text:p>336.14</text:p>
          </table:table-cell>
          <table:table-cell table:number-columns-repeated="2"/>
          <table:table-cell table:formula="of:=([.J23]/[.D23])*100-100" office:value-type="float" office:value="229.549019607843" calcext:value-type="float">
            <text:p>229.5490196078</text:p>
          </table:table-cell>
        </table:table-row>
        <table:table-row table:style-name="ro1">
          <table:table-cell table:formula="of:=[.B24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188.09" calcext:value-type="float">
            <text:p>188.09</text:p>
          </table:table-cell>
          <table:table-cell table:number-columns-repeated="2"/>
          <table:table-cell table:formula="of:=([.J24]/[.D24])*100-100" office:value-type="float" office:value="261.711538461538" calcext:value-type="float">
            <text:p>261.7115384615</text:p>
          </table:table-cell>
        </table:table-row>
        <table:table-row table:style-name="ro1">
          <table:table-cell table:formula="of:=[.B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4690" calcext:value-type="float">
            <text:p>46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206.5" calcext:value-type="float">
            <text:p>12206.5</text:p>
          </table:table-cell>
          <table:table-cell table:number-columns-repeated="2"/>
          <table:table-cell table:formula="of:=([.J25]/[.D25])*100-100" office:value-type="float" office:value="160.266524520256" calcext:value-type="float">
            <text:p>160.2665245203</text:p>
          </table:table-cell>
        </table:table-row>
        <table:table-row table:style-name="ro1">
          <table:table-cell table:formula="of:=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2484" calcext:value-type="float">
            <text:p>24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6799.26" calcext:value-type="float">
            <text:p>6799.26</text:p>
          </table:table-cell>
          <table:table-cell table:number-columns-repeated="2"/>
          <table:table-cell table:formula="of:=([.J26]/[.D26])*100-100" office:value-type="float" office:value="173.722222222222" calcext:value-type="float">
            <text:p>173.7222222222</text:p>
          </table:table-cell>
        </table:table-row>
        <table:table-row table:style-name="ro1">
          <table:table-cell table:formula="of:=[.B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922.54" calcext:value-type="float">
            <text:p>3922.54</text:p>
          </table:table-cell>
          <table:table-cell table:number-columns-repeated="2"/>
          <table:table-cell table:formula="of:=([.J27]/[.D27])*100-100" office:value-type="float" office:value="188.422058823529" calcext:value-type="float">
            <text:p>188.4220588235</text:p>
          </table:table-cell>
        </table:table-row>
        <table:table-row table:style-name="ro1">
          <table:table-cell table:formula="of:=[.B2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2077.62" calcext:value-type="float">
            <text:p>2077.62</text:p>
          </table:table-cell>
          <table:table-cell table:number-columns-repeated="2"/>
          <table:table-cell table:formula="of:=([.J28]/[.D28])*100-100" office:value-type="float" office:value="186.173553719008" calcext:value-type="float">
            <text:p>186.173553719</text:p>
          </table:table-cell>
        </table:table-row>
        <table:table-row table:style-name="ro1">
          <table:table-cell table:formula="of:=[.B2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1002.73" calcext:value-type="float">
            <text:p>1002.73</text:p>
          </table:table-cell>
          <table:table-cell table:number-columns-repeated="2"/>
          <table:table-cell table:formula="of:=([.J29]/[.D29])*100-100" office:value-type="float" office:value="183.257062146893" calcext:value-type="float">
            <text:p>183.2570621469</text:p>
          </table:table-cell>
        </table:table-row>
        <table:table-row table:style-name="ro1">
          <table:table-cell table:formula="of:=[.B3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502.93" calcext:value-type="float">
            <text:p>502.93</text:p>
          </table:table-cell>
          <table:table-cell table:number-columns-repeated="2"/>
          <table:table-cell table:formula="of:=([.J30]/[.D30])*100-100" office:value-type="float" office:value="189.040229885058" calcext:value-type="float">
            <text:p>189.0402298851</text:p>
          </table:table-cell>
        </table:table-row>
        <table:table-row table:style-name="ro1">
          <table:table-cell table:formula="of:=[.B3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float" office:value="271.23" calcext:value-type="float">
            <text:p>271.23</text:p>
          </table:table-cell>
          <table:table-cell table:number-columns-repeated="2"/>
          <table:table-cell table:formula="of:=([.J31]/[.D31])*100-100" office:value-type="float" office:value="208.215909090909" calcext:value-type="float">
            <text:p>208.2159090909</text:p>
          </table:table-cell>
        </table:table-row>
        <table:table-row table:style-name="ro1">
          <table:table-cell table:formula="of:=[.B32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float" office:value="150.71" calcext:value-type="float">
            <text:p>150.71</text:p>
          </table:table-cell>
          <table:table-cell table:number-columns-repeated="2"/>
          <table:table-cell table:formula="of:=([.J32]/[.D32])*100-100" office:value-type="float" office:value="242.522727272727" calcext:value-type="float">
            <text:p>242.5227272727</text:p>
          </table:table-cell>
        </table:table-row>
        <table:table-row table:style-name="ro1">
          <table:table-cell table:formula="of:=[.B33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float" office:value="84.22" calcext:value-type="float">
            <text:p>84.22</text:p>
          </table:table-cell>
          <table:table-cell table:number-columns-repeated="2"/>
          <table:table-cell table:formula="of:=([.J33]/[.D33])*100-100" office:value-type="float" office:value="282.818181818182" calcext:value-type="float">
            <text:p>282.8181818182</text:p>
          </table:table-cell>
        </table:table-row>
        <table:table-row table:style-name="ro1">
          <table:table-cell table:formula="of:=[.B34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float" office:value="71.54" calcext:value-type="float">
            <text:p>71.54</text:p>
          </table:table-cell>
          <table:table-cell table:number-columns-repeated="2"/>
          <table:table-cell table:formula="of:=([.J34]/[.D34])*100-100" office:value-type="float" office:value="550.363636363636" calcext:value-type="float">
            <text:p>550.3636363636</text:p>
          </table:table-cell>
        </table:table-row>
        <table:table-row table:style-name="ro1">
          <table:table-cell table:formula="of:=[.B35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42.92" calcext:value-type="float">
            <text:p>42.92</text:p>
          </table:table-cell>
          <table:table-cell table:number-columns-repeated="2"/>
          <table:table-cell table:formula="of:=([.J35]/[.D35])*100-100" office:value-type="float" office:value="615.333333333333" calcext:value-type="float">
            <text:p>615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20:51:06.317171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7-18T23:28:13.968295582</dc:date>
    <meta:editing-duration>PT9H52M42S</meta:editing-duration>
    <meta:editing-cycles>37</meta:editing-cycles>
    <meta:generator>LibreOffice/5.1.6.2$Linux_x86 LibreOffice_project/10m0$Build-2</meta:generator>
    <dc:creator>Pascal Baillehache</dc:creator>
    <meta:document-statistic meta:table-count="1" meta:cell-count="27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5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5.138cm" svg:y="0.44cm" chart:style-name="ch2">
          <text:p>2 local squidlets and 6x4 remote on raspi 3b+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462cm" svg:y="14.464cm" style:legend-expansion="wide" chart:style-name="ch4"/>
        <chart:plot-area chart:style-name="ch5" table:cell-range-address="Sheet2.A3:Sheet2.A13 Sheet2.C3:Sheet2.C3 Sheet2.M3:Sheet2.M35 Sheet2.C14:Sheet2.C14 Sheet2.C25:Sheet2.C25" chart:data-source-has-labels="row" svg:x="0.388cm" svg:y="2.51cm" svg:width="18.663cm" svg:height="11.651cm">
          <chartooo:coordinate-region svg:x="1.3cm" svg:y="2.709cm" svg:width="17.751cm" svg:height="10.80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2.M3:Sheet2.M13" chart:label-cell-address="Sheet2.C3:Sheet2.C3" chart:class="chart:scatter">
            <chart:domain table:cell-range-address="Sheet2.A3:Sheet2.A13"/>
            <chart:data-point chart:repeated="11"/>
          </chart:series>
          <chart:series chart:style-name="ch10" chart:values-cell-range-address="Sheet2.M14:Sheet2.M24" chart:label-cell-address="Sheet2.C14:Sheet2.C14" chart:class="chart:scatter">
            <chart:domain table:cell-range-address="Sheet2.A14:Sheet2.A24"/>
            <chart:data-point chart:repeated="11"/>
          </chart:series>
          <chart:series chart:style-name="ch11" chart:values-cell-range-address="Sheet2.M25:Sheet2.M35" chart:label-cell-address="Sheet2.C25:Sheet2.C25" chart:class="chart:scatter">
            <chart:domain table:cell-range-address="Sheet2.A25:Sheet2.A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</text:p>
                <draw:g>
                  <svg:desc>Sheet2.C3:Sheet2.C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</text:p>
                <draw:g>
                  <svg:desc>Sheet2.C14:Sheet2.C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0</text:p>
                <draw:g>
                  <svg:desc>Sheet2.C25:Sheet2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13</svg:desc>
                </draw:g>
              </table:table-cell>
              <table:table-cell office:value-type="float" office:value="-87.6857707957881">
                <text:p>-87.6857707957881</text:p>
                <draw:g>
                  <svg:desc>Sheet2.M3:Sheet2.M13</svg:desc>
                </draw:g>
              </table:table-cell>
              <table:table-cell office:value-type="float" office:value="1">
                <text:p>1</text:p>
                <draw:g>
                  <svg:desc>Sheet2.A14:Sheet2.A24</svg:desc>
                </draw:g>
              </table:table-cell>
              <table:table-cell office:value-type="float" office:value="-27.0663109069621">
                <text:p>-27.0663109069621</text:p>
                <draw:g>
                  <svg:desc>Sheet2.M14:Sheet2.M24</svg:desc>
                </draw:g>
              </table:table-cell>
              <table:table-cell office:value-type="float" office:value="1">
                <text:p>1</text:p>
                <draw:g>
                  <svg:desc>Sheet2.A25:Sheet2.A35</svg:desc>
                </draw:g>
              </table:table-cell>
              <table:table-cell office:value-type="float" office:value="160.266524520256">
                <text:p>160.266524520256</text:p>
                <draw:g>
                  <svg:desc>Sheet2.M25:Sheet2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76.3091827850522">
                <text:p>-76.3091827850522</text:p>
              </table:table-cell>
              <table:table-cell office:value-type="float" office:value="2">
                <text:p>2</text:p>
              </table:table-cell>
              <table:table-cell office:value-type="float" office:value="5.11642777443997">
                <text:p>5.11642777443997</text:p>
              </table:table-cell>
              <table:table-cell office:value-type="float" office:value="2">
                <text:p>2</text:p>
              </table:table-cell>
              <table:table-cell office:value-type="float" office:value="173.722222222222">
                <text:p>173.7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58.2557730739853">
                <text:p>-58.2557730739853</text:p>
              </table:table-cell>
              <table:table-cell office:value-type="float" office:value="4">
                <text:p>4</text:p>
              </table:table-cell>
              <table:table-cell office:value-type="float" office:value="67.0282121807466">
                <text:p>67.0282121807466</text:p>
              </table:table-cell>
              <table:table-cell office:value-type="float" office:value="4">
                <text:p>4</text:p>
              </table:table-cell>
              <table:table-cell office:value-type="float" office:value="188.422058823529">
                <text:p>188.422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33.440882613895">
                <text:p>-33.440882613895</text:p>
              </table:table-cell>
              <table:table-cell office:value-type="float" office:value="8">
                <text:p>8</text:p>
              </table:table-cell>
              <table:table-cell office:value-type="float" office:value="124.799406968125">
                <text:p>124.799406968125</text:p>
              </table:table-cell>
              <table:table-cell office:value-type="float" office:value="8">
                <text:p>8</text:p>
              </table:table-cell>
              <table:table-cell office:value-type="float" office:value="186.173553719008">
                <text:p>186.173553719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15606913343711">
                <text:p>3.15606913343711</text:p>
              </table:table-cell>
              <table:table-cell office:value-type="float" office:value="16">
                <text:p>16</text:p>
              </table:table-cell>
              <table:table-cell office:value-type="float" office:value="185.083409159842">
                <text:p>185.083409159842</text:p>
              </table:table-cell>
              <table:table-cell office:value-type="float" office:value="16">
                <text:p>16</text:p>
              </table:table-cell>
              <table:table-cell office:value-type="float" office:value="183.257062146893">
                <text:p>183.257062146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9.1314359847563">
                <text:p>79.1314359847563</text:p>
              </table:table-cell>
              <table:table-cell office:value-type="float" office:value="32">
                <text:p>32</text:p>
              </table:table-cell>
              <table:table-cell office:value-type="float" office:value="215.794334975369">
                <text:p>215.794334975369</text:p>
              </table:table-cell>
              <table:table-cell office:value-type="float" office:value="32">
                <text:p>32</text:p>
              </table:table-cell>
              <table:table-cell office:value-type="float" office:value="189.040229885058">
                <text:p>189.040229885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36.085944919278">
                <text:p>136.085944919278</text:p>
              </table:table-cell>
              <table:table-cell office:value-type="float" office:value="64">
                <text:p>64</text:p>
              </table:table-cell>
              <table:table-cell office:value-type="float" office:value="208.435049019608">
                <text:p>208.435049019608</text:p>
              </table:table-cell>
              <table:table-cell office:value-type="float" office:value="64">
                <text:p>64</text:p>
              </table:table-cell>
              <table:table-cell office:value-type="float" office:value="208.215909090909">
                <text:p>208.215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01.624843554443">
                <text:p>201.624843554443</text:p>
              </table:table-cell>
              <table:table-cell office:value-type="float" office:value="128">
                <text:p>128</text:p>
              </table:table-cell>
              <table:table-cell office:value-type="float" office:value="206.563414634146">
                <text:p>206.563414634146</text:p>
              </table:table-cell>
              <table:table-cell office:value-type="float" office:value="128">
                <text:p>128</text:p>
              </table:table-cell>
              <table:table-cell office:value-type="float" office:value="242.522727272727">
                <text:p>242.522727272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29.213971050975">
                <text:p>229.213971050975</text:p>
              </table:table-cell>
              <table:table-cell office:value-type="float" office:value="256">
                <text:p>256</text:p>
              </table:table-cell>
              <table:table-cell office:value-type="float" office:value="211.839024390244">
                <text:p>211.839024390244</text:p>
              </table:table-cell>
              <table:table-cell office:value-type="float" office:value="256">
                <text:p>256</text:p>
              </table:table-cell>
              <table:table-cell office:value-type="float" office:value="282.818181818182">
                <text:p>282.8181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219.962820512821">
                <text:p>219.962820512821</text:p>
              </table:table-cell>
              <table:table-cell office:value-type="float" office:value="512">
                <text:p>512</text:p>
              </table:table-cell>
              <table:table-cell office:value-type="float" office:value="229.549019607843">
                <text:p>229.549019607843</text:p>
              </table:table-cell>
              <table:table-cell office:value-type="float" office:value="512">
                <text:p>512</text:p>
              </table:table-cell>
              <table:table-cell office:value-type="float" office:value="550.363636363636">
                <text:p>550.363636363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11.529411764706">
                <text:p>211.529411764706</text:p>
              </table:table-cell>
              <table:table-cell office:value-type="float" office:value="1024">
                <text:p>1024</text:p>
              </table:table-cell>
              <table:table-cell office:value-type="float" office:value="261.711538461538">
                <text:p>261.711538461538</text:p>
              </table:table-cell>
              <table:table-cell office:value-type="float" office:value="1024">
                <text:p>1024</text:p>
              </table:table-cell>
              <table:table-cell office:value-type="float" office:value="615.333333333333">
                <text:p>615.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